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P1" style:family="paragraph">
      <style:paragraph-properties style:master-page-name="Standard"/>
      <style:text-properties fo:color="#000000" fo:font-family="Sans Serif" fo:font-size="12.000000000000000pt"/>
    </style:style>
    <style:style style:name="P2" style:parent-style-name="Bullet_20List" style:family="paragraph">
      <style:text-properties fo:color="#000000" fo:font-family="Sans Serif" fo:font-size="12.000000000000000pt"/>
    </style:style>
    <style:style style:name="P3" style:family="paragraph"/>
    <style:style style:name="T1" style:parent-style-name="Bullet_20List" style:family="text"/>
    <style:style style:name="P4" style:family="paragraph">
      <style:text-properties fo:color="#000000" fo:font-family="Sans Serif" fo:font-size="12.000000000000000pt"/>
    </style:style>
  </office:automatic-styles>
  <office:body>
    <office:text>
      <text:tracked-changes>
        <text:changed-region text:id="D">
          <text:deletion>
            <office:change-info>
              <dc:creator>Ganesh</dc:creator>
              <dc:date>2010-05-05T19:40:02.596+05:30</dc:date>
            </office:change-info>
            <text:p text:style-name="P3"/>
            <text:list xml:id="rdfid-87e8b909-5462-487f-a58c-2bfabfce13ce" text:style-name="L2">
              <text:list-item xml:id="rdfid-4fb681eb-9ba5-40ca-80c2-6db4a9b405eb">
                <text:p text:style-name="P2"><text:span text:style-name="T1"><text:s/>list-item 1</text:span></text:p>
              </text:list-item>
              <text:list-item xml:id="rdfid-866b8e9c-93ab-4907-859e-624a928e24a7">
                <text:p text:style-name="P2">This is a</text:p>
              </text:list-item>
            </text:list>
          </text:deletion>
        </text:changed-region>
      </text:tracked-changes>
      <text:page-sequence>
        <text:page text:master-page-name="Standard"/>
      </text:page-sequence>
      <text:p text:style-name="P1">This is a paragraph of text before a list.</text:p>
      <text:list text:style-name="L1">
        <text:list-item>
          <text:p text:style-name="P2">This is a<text:change text:change-id="D"/><text:s/>list-item 2</text:p>
        </text:list-item>
        <text:list-item>
          <text:p text:style-name="P2">This is a list-item 3</text:p>
        </text:list-item>
        <text:list-item>
          <text:p text:style-name="P2">This is a list-item 4</text:p>
        </text:list-item>
      </text:list>
      <text:p text:style-name="P4">This is a paragraph of text after the list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paragraph"/>
    <style:style style:name="Bullet_20List" style:display-name="Bullet List" style:family="paragraph" style:list-style-name="L"/>
    <style:style style:name="Head_201" style:display-name="Head 1" style:family="paragraph">
      <style:text-properties fo:font-size="20.000000000000000pt" fo:font-weight="bold"/>
    </style:style>
    <style:style style:name="Head_202" style:display-name="Head 2" style:family="paragraph">
      <style:text-properties fo:font-size="16.000000000000000pt" fo:font-weight="bold"/>
    </style:style>
    <style:style style:name="Head_203" style:display-name="Head 3" style:family="paragraph">
      <style:text-properties fo:font-size="12.000000000000000pt" fo:font-weight="bold"/>
    </style:style>
    <text:list-style style:name="L" style:display-name="L">
      <text:list-level-style-bullet text:level="1" text:bullet-char="•">
        <style:list-level-properties/>
      </text:list-level-style-bullet>
    </text:list-style>
    <text:list-style style:name="L1" style:display-name="L">
      <text:list-level-style-bullet text:level="1" text:bullet-char="•">
        <style:list-level-properties/>
      </text:list-level-style-bullet>
    </text:list-style>
    <text:list-style style:name="L2" style:display-name="L">
      <text:list-level-style-bullet text:level="1" text:bullet-char="•">
        <style:list-level-properties/>
      </text:list-level-style-bullet>
    </text:list-style>
  </office:styles>
  <office:automatic-styles>
    <style:page-layout style:name="pm1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Alpha 1</meta:generator>
    <dc:title/>
    <meta:initial-creator>Unknown</meta:initial-creator>
    <meta:editing-cycles>0</meta:editing-cycles>
    <dc:date>2010-05-05T19:40:41</dc:date>
    <meta:creation-date>2010-05-05T14:53:06</meta:creation-date>
    <dc:creator>Ganesh</dc:creator>
  </office:meta>
</office:document-meta>
</file>